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officeooo:rsid="000bed0a" officeooo:paragraph-rsid="000bed0a" style:font-size-asian="14pt" style:font-size-complex="14pt"/>
    </style:style>
    <style:style style:name="P2" style:family="paragraph" style:parent-style-name="Standard">
      <style:text-properties fo:color="#000000" fo:font-size="14pt" officeooo:rsid="000dcf28" officeooo:paragraph-rsid="000dcf28" style:font-size-asian="14pt" style:font-size-complex="14pt"/>
    </style:style>
    <style:style style:name="P3" style:family="paragraph" style:parent-style-name="Standard">
      <style:text-properties fo:font-size="14pt" officeooo:rsid="000bed0a" officeooo:paragraph-rsid="000bed0a" style:font-size-asian="14pt" style:font-size-complex="14pt"/>
    </style:style>
    <style:style style:name="P4" style:family="paragraph" style:parent-style-name="Standard">
      <style:text-properties fo:font-size="14pt" officeooo:paragraph-rsid="000bed0a" style:font-size-asian="14pt" style:font-size-complex="14pt"/>
    </style:style>
    <style:style style:name="T1" style:family="text">
      <style:text-properties officeooo:rsid="000bed0a"/>
    </style:style>
    <style:style style:name="T2" style:family="text">
      <style:text-properties fo:color="#00a933"/>
    </style:style>
    <style:style style:name="T3" style:family="text">
      <style:text-properties fo:color="#00a933" officeooo:rsid="000bed0a"/>
    </style:style>
    <style:style style:name="T4" style:family="text">
      <style:text-properties fo:color="#000000"/>
    </style:style>
    <style:style style:name="T5" style:family="text">
      <style:text-properties officeooo:rsid="000dcf28"/>
    </style:style>
    <style:style style:name="T6" style:family="text">
      <style:text-properties fo:color="#bf0041"/>
    </style:style>
    <style:style style:name="T7" style:family="text">
      <style:text-properties fo:color="#bf0041" officeooo:rsid="000bed0a"/>
    </style:style>
    <style:style style:name="T8" style:family="text">
      <style:text-properties fo:color="#bf0041" fo:font-size="16pt" style:font-size-asian="16pt" style:font-size-complex="16pt"/>
    </style:style>
    <style:style style:name="T9" style:family="text">
      <style:text-properties fo:color="#bf0041" fo:font-size="16pt" officeooo:rsid="000bed0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TA TRABAJO GIT</text:p>
      <text:p text:style-name="P3"/>
      <text:p text:style-name="P3">1.- Abrimos VS</text:p>
      <text:p text:style-name="P4"><text:span text:style-name="T1">2.- Abro rama y entro en ella: </text:span><text:span text:style-name="T9">git checkout -b (nombre)</text:span></text:p>
      <text:p text:style-name="P3"><text:tab/>2.1.- <text:span text:style-name="T4">Solo crear rama: </text:span><text:span text:style-name="T8">git branch </text:span></text:p>
      <text:p text:style-name="P3"><text:span text:style-name="T2"><text:tab/></text:span><text:span text:style-name="T4">2.2.-</text:span><text:span text:style-name="T2"> </text:span><text:span text:style-name="T4">Para cambiar de rama a main: </text:span><text:span text:style-name="T8">git checkout main</text:span></text:p>
      <text:p text:style-name="P3"><text:span text:style-name="T2"/></text:p>
      <text:p text:style-name="P1">3.- Trabajar y pushear con frecuencia haciendo commits muy descriptivos</text:p>
      <text:p text:style-name="P1"><text:tab/>3.1.- git add -A, git commit -m “xxxxx”, git push origin (nombre de rama) NUNCA A <text:tab/> <text:tab/> <text:s text:c="6"/>MAIN</text:p>
      <text:p text:style-name="P1">4.- Antes de unir mi rama a main SIEMPRE hacer un <text:span text:style-name="T8">pull request</text:span> (es mucho más fácil solucionar <text:span text:style-name="T5">conflicto</text:span> en un pull request que es un push ya subido <text:span text:style-name="T5">a main</text:span>)</text:p>
      <text:p text:style-name="P2">5.- Hacemos <text:span text:style-name="T8">pull request,</text:span> si se aceptan los cambios se fusiona directamente a MAIN. SIEMPRE borrar la rama mergeada en el repo y en local: <text:span text:style-name="T8">git branch -d </text:span>(nombre de la ram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2:40:36.027676802</meta:creation-date>
    <dc:date>2021-01-24T12:59:29.408403236</dc:date>
    <meta:editing-duration>PT5M53S</meta:editing-duration>
    <meta:editing-cycles>1</meta:editing-cycles>
    <meta:document-statistic meta:table-count="0" meta:image-count="0" meta:object-count="0" meta:page-count="1" meta:paragraph-count="9" meta:word-count="123" meta:character-count="668" meta:non-whitespace-character-count="540"/>
    <meta:generator>LibreOffice/6.4.6.2$Linux_X86_64 LibreOffice_project/40$Build-2</meta:generator>
  </office:meta>
</office:document-meta>
</file>